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0.339cm"/>
    </style:style>
    <style:style style:name="co4" style:family="table-column">
      <style:table-column-properties fo:break-before="auto" style:column-width="2.97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709cm"/>
    </style:style>
    <style:style style:name="co7" style:family="table-column">
      <style:table-column-properties fo:break-before="auto" style:column-width="2.342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0.646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tatistic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dde8c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44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4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2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de8c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 style:data-style-name="N150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5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"/>
    <style:style style:name="ce49" style:family="table-cell" style:parent-style-name="Default" style:data-style-name="N1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ist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4" table:number-columns-repeated="5" table:default-cell-style-name="ce48"/>
        <table:table-column table:style-name="co2" table:number-columns-repeated="902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pi médio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Acerto médio</text:p>
          </table:table-cell>
          <table:covered-table-cell table:number-columns-repeated="3" table:style-name="ce35"/>
          <table:covered-table-cell table:style-name="ce49"/>
          <table:covered-table-cell/>
          <table:table-cell table:number-columns-repeated="902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8"/>
          <table:table-cell table:style-name="ce40" office:value-type="string" calcext:value-type="string" table:number-columns-spanned="5" table:number-rows-spanned="1">
            <text:p>n</text:p>
          </table:table-cell>
          <table:covered-table-cell table:number-columns-repeated="2" table:style-name="ce35"/>
          <table:covered-table-cell table:style-name="ce49"/>
          <table:covered-table-cell/>
          <table:table-cell table:number-columns-repeated="902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1" office:value-type="float" office:value="500000000" calcext:value-type="float">
            <text:p>500000000</text:p>
          </table:table-cell>
          <table:table-cell table:style-name="ce11" table:formula="of:=[.B3]*2" office:value-type="float" office:value="1000000000" calcext:value-type="float">
            <text:p>1000000000</text:p>
          </table:table-cell>
          <table:table-cell table:style-name="ce11" table:formula="of:=[.C3]*2" office:value-type="float" office:value="2000000000" calcext:value-type="float">
            <text:p>2000000000</text:p>
          </table:table-cell>
          <table:table-cell table:style-name="ce11" table:formula="of:=[.D3]*2" office:value-type="float" office:value="4000000000" calcext:value-type="float">
            <text:p>4000000000</text:p>
          </table:table-cell>
          <table:table-cell table:style-name="ce11" table:formula="of:=[.E3]*2" office:value-type="float" office:value="8000000000" calcext:value-type="float">
            <text:p>8000000000</text:p>
          </table:table-cell>
          <table:table-cell/>
          <table:table-cell table:style-name="ce7" office:value-type="string" calcext:value-type="string">
            <text:p>p</text:p>
          </table:table-cell>
          <table:table-cell table:style-name="ce1" office:value-type="float" office:value="500000000" calcext:value-type="float">
            <text:p>500000000</text:p>
          </table:table-cell>
          <table:table-cell table:style-name="ce1" table:formula="of:=[.I3]*2" office:value-type="float" office:value="1000000000" calcext:value-type="float">
            <text:p>1000000000</text:p>
          </table:table-cell>
          <table:table-cell table:style-name="ce1" table:formula="of:=[.J3]*2" office:value-type="float" office:value="2000000000" calcext:value-type="float">
            <text:p>2000000000</text:p>
          </table:table-cell>
          <table:table-cell table:style-name="ce1" table:formula="of:=[.K3]*2" office:value-type="float" office:value="4000000000" calcext:value-type="float">
            <text:p>4000000000</text:p>
          </table:table-cell>
          <table:table-cell table:style-name="ce1" table:formula="of:=[.L3]*2" office:value-type="float" office:value="8000000000" calcext:value-type="float">
            <text:p>8000000000</text:p>
          </table:table-cell>
          <table:table-cell/>
          <table:table-cell table:style-name="ce7" office:value-type="string" calcext:value-type="string">
            <text:p>p</text:p>
          </table:table-cell>
          <table:table-cell table:style-name="ce41" office:value-type="float" office:value="500000000" calcext:value-type="float">
            <text:p>500000000</text:p>
          </table:table-cell>
          <table:table-cell table:style-name="ce41" table:formula="of:=[.P3]*2" office:value-type="float" office:value="1000000000" calcext:value-type="float">
            <text:p>1000000000</text:p>
          </table:table-cell>
          <table:table-cell table:style-name="ce41" table:formula="of:=[.Q3]*2" office:value-type="float" office:value="2000000000" calcext:value-type="float">
            <text:p>2000000000</text:p>
          </table:table-cell>
          <table:table-cell table:style-name="ce41" table:formula="of:=[.R3]*2" office:value-type="float" office:value="4000000000" calcext:value-type="float">
            <text:p>4000000000</text:p>
          </table:table-cell>
          <table:table-cell table:style-name="ce41" table:formula="of:=[.S3]*2" office:value-type="float" office:value="8000000000" calcext:value-type="float">
            <text:p>8000000000</text:p>
          </table:table-cell>
          <table:table-cell table:number-columns-repeated="9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table:formula="of:=[$data.$E2]" office:value-type="float" office:value="7.47340633333333" calcext:value-type="float">
            <text:p>7,47341</text:p>
          </table:table-cell>
          <table:table-cell table:style-name="ce13" table:formula="of:=[$data.$E5]" office:value-type="float" office:value="14.5241216666667" calcext:value-type="float">
            <text:p>14,52412</text:p>
          </table:table-cell>
          <table:table-cell table:style-name="ce13" table:formula="of:=[$data.$E8]" office:value-type="float" office:value="29.3661073333333" calcext:value-type="float">
            <text:p>29,36611</text:p>
          </table:table-cell>
          <table:table-cell table:style-name="ce13" table:formula="of:=[$data.$E11]" office:value-type="float" office:value="59.0375903333333" calcext:value-type="float">
            <text:p>59,03759</text:p>
          </table:table-cell>
          <table:table-cell table:style-name="ce13" table:formula="of:=[$data.$E14]" office:value-type="float" office:value="117.119969666667" calcext:value-type="float">
            <text:p>117,11997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9" table:formula="of:=[$data.$G2]" office:value-type="float" office:value="3.141523" calcext:value-type="float">
            <text:p>3,141523</text:p>
          </table:table-cell>
          <table:table-cell table:style-name="ce29" table:formula="of:=[$data.$G5]" office:value-type="float" office:value="3.141563" calcext:value-type="float">
            <text:p>3,141563</text:p>
          </table:table-cell>
          <table:table-cell table:style-name="ce29" table:formula="of:=[$data.$G8]" office:value-type="float" office:value="3.141549" calcext:value-type="float">
            <text:p>3,141549</text:p>
          </table:table-cell>
          <table:table-cell table:style-name="ce29" table:formula="of:=[$data.$G11]" office:value-type="float" office:value="3.141611" calcext:value-type="float">
            <text:p>3,141611</text:p>
          </table:table-cell>
          <table:table-cell table:style-name="ce29" table:formula="of:=[$data.$G14]" office:value-type="float" office:value="3.141591" calcext:value-type="float">
            <text:p>3,14159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42" table:formula="of:=[$data.$K2]" office:value-type="float" office:value="392690406" calcext:value-type="float">
            <text:p>392690406</text:p>
          </table:table-cell>
          <table:table-cell table:style-name="ce42" table:formula="of:=[$data.$K5]" office:value-type="float" office:value="785390637" calcext:value-type="float">
            <text:p>785390637</text:p>
          </table:table-cell>
          <table:table-cell table:style-name="ce42" table:formula="of:=[$data.$K8]" office:value-type="float" office:value="1570774669" calcext:value-type="float">
            <text:p>1570774669</text:p>
          </table:table-cell>
          <table:table-cell table:style-name="ce42" table:formula="of:=[$data.$K11]" office:value-type="float" office:value="3141610668" calcext:value-type="float">
            <text:p>3141610668</text:p>
          </table:table-cell>
          <table:table-cell table:style-name="ce42" table:formula="of:=[$data.$K14]" office:value-type="float" office:value="6283181897" calcext:value-type="float">
            <text:p>6283181897</text:p>
          </table:table-cell>
          <table:table-cell table:number-columns-repeated="90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4" table:formula="of:=[$data.$E17]" office:value-type="float" office:value="3.82982733333333" calcext:value-type="float">
            <text:p>3,82983</text:p>
          </table:table-cell>
          <table:table-cell table:style-name="ce14" table:formula="of:=[$data.$E20]" office:value-type="float" office:value="7.59382566666667" calcext:value-type="float">
            <text:p>7,59383</text:p>
          </table:table-cell>
          <table:table-cell table:style-name="ce14" table:formula="of:=[$data.$E23]" office:value-type="float" office:value="14.8732936666667" calcext:value-type="float">
            <text:p>14,87329</text:p>
          </table:table-cell>
          <table:table-cell table:style-name="ce14" table:formula="of:=[$data.$E26]" office:value-type="float" office:value="29.3428883333333" calcext:value-type="float">
            <text:p>29,34289</text:p>
          </table:table-cell>
          <table:table-cell table:style-name="ce14" table:formula="of:=[$data.$E29]" office:value-type="float" office:value="59.7628653333333" calcext:value-type="float">
            <text:p>59,76287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30" table:formula="of:=[$data.$G17]" office:value-type="float" office:value="3.141491" calcext:value-type="float">
            <text:p>3,141491</text:p>
          </table:table-cell>
          <table:table-cell table:style-name="ce30" table:formula="of:=[$data.$G20]" office:value-type="float" office:value="3.141523" calcext:value-type="float">
            <text:p>3,141523</text:p>
          </table:table-cell>
          <table:table-cell table:style-name="ce30" table:formula="of:=[$data.$G23]" office:value-type="float" office:value="3.141563" calcext:value-type="float">
            <text:p>3,141563</text:p>
          </table:table-cell>
          <table:table-cell table:style-name="ce30" table:formula="of:=[$data.$G26]" office:value-type="float" office:value="3.141549" calcext:value-type="float">
            <text:p>3,141549</text:p>
          </table:table-cell>
          <table:table-cell table:style-name="ce30" table:formula="of:=[$data.$G29]" office:value-type="float" office:value="3.141611" calcext:value-type="float">
            <text:p>3,141611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43" table:formula="of:=[$data.$K17]" office:value-type="float" office:value="392686344" calcext:value-type="float">
            <text:p>392686344</text:p>
          </table:table-cell>
          <table:table-cell table:style-name="ce43" table:formula="of:=[$data.$K20]" office:value-type="float" office:value="785380812" calcext:value-type="float">
            <text:p>785380812</text:p>
          </table:table-cell>
          <table:table-cell table:style-name="ce43" table:formula="of:=[$data.$K23]" office:value-type="float" office:value="1570781274" calcext:value-type="float">
            <text:p>1570781274</text:p>
          </table:table-cell>
          <table:table-cell table:style-name="ce43" table:formula="of:=[$data.$K26]" office:value-type="float" office:value="3141549338" calcext:value-type="float">
            <text:p>3141549338</text:p>
          </table:table-cell>
          <table:table-cell table:style-name="ce43" table:formula="of:=[$data.$K29]" office:value-type="float" office:value="6283221336" calcext:value-type="float">
            <text:p>6283221336</text:p>
          </table:table-cell>
          <table:table-cell table:number-columns-repeated="90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3" table:formula="of:=[$data.$E32]" office:value-type="float" office:value="2.00120633333333" calcext:value-type="float">
            <text:p>2,00121</text:p>
          </table:table-cell>
          <table:table-cell table:style-name="ce13" table:formula="of:=[$data.$E35]" office:value-type="float" office:value="3.83388733333333" calcext:value-type="float">
            <text:p>3,83389</text:p>
          </table:table-cell>
          <table:table-cell table:style-name="ce13" table:formula="of:=[$data.$E38]" office:value-type="float" office:value="7.53934333333333" calcext:value-type="float">
            <text:p>7,53934</text:p>
          </table:table-cell>
          <table:table-cell table:style-name="ce13" table:formula="of:=[$data.$E41]" office:value-type="float" office:value="15.3576746666667" calcext:value-type="float">
            <text:p>15,35767</text:p>
          </table:table-cell>
          <table:table-cell table:style-name="ce13" table:formula="of:=[$data.$E44]" office:value-type="float" office:value="30.6068436666667" calcext:value-type="float">
            <text:p>30,60684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9" table:formula="of:=[$data.$G32]" office:value-type="float" office:value="3.141587" calcext:value-type="float">
            <text:p>3,141587</text:p>
          </table:table-cell>
          <table:table-cell table:style-name="ce29" table:formula="of:=[$data.$G35]" office:value-type="float" office:value="3.141491" calcext:value-type="float">
            <text:p>3,141491</text:p>
          </table:table-cell>
          <table:table-cell table:style-name="ce29" table:formula="of:=[$data.$G38]" office:value-type="float" office:value="3.141523" calcext:value-type="float">
            <text:p>3,141523</text:p>
          </table:table-cell>
          <table:table-cell table:style-name="ce29" table:formula="of:=[$data.$G41]" office:value-type="float" office:value="3.141563" calcext:value-type="float">
            <text:p>3,141563</text:p>
          </table:table-cell>
          <table:table-cell table:style-name="ce29" table:formula="of:=[$data.$G44]" office:value-type="float" office:value="3.141549" calcext:value-type="float">
            <text:p>3,141549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42" table:formula="of:=[$data.$K32]" office:value-type="float" office:value="392698316" calcext:value-type="float">
            <text:p>392698316</text:p>
          </table:table-cell>
          <table:table-cell table:style-name="ce42" table:formula="of:=[$data.$K35]" office:value-type="float" office:value="785372688" calcext:value-type="float">
            <text:p>785372688</text:p>
          </table:table-cell>
          <table:table-cell table:style-name="ce42" table:formula="of:=[$data.$K38]" office:value-type="float" office:value="1570761624" calcext:value-type="float">
            <text:p>1570761624</text:p>
          </table:table-cell>
          <table:table-cell table:style-name="ce42" table:formula="of:=[$data.$K41]" office:value-type="float" office:value="3141562548" calcext:value-type="float">
            <text:p>3141562548</text:p>
          </table:table-cell>
          <table:table-cell table:style-name="ce42" table:formula="of:=[$data.$K44]" office:value-type="float" office:value="6283098676" calcext:value-type="float">
            <text:p>6283098676</text:p>
          </table:table-cell>
          <table:table-cell table:number-columns-repeated="90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4" table:formula="of:=[$data.$E47]" office:value-type="float" office:value="1.48714266666667" calcext:value-type="float">
            <text:p>1,48714</text:p>
          </table:table-cell>
          <table:table-cell table:style-name="ce14" table:formula="of:=[$data.$E50]" office:value-type="float" office:value="2.855957" calcext:value-type="float">
            <text:p>2,85596</text:p>
          </table:table-cell>
          <table:table-cell table:style-name="ce14" table:formula="of:=[$data.$E53]" office:value-type="float" office:value="5.59059233333333" calcext:value-type="float">
            <text:p>5,59059</text:p>
          </table:table-cell>
          <table:table-cell table:style-name="ce14" table:formula="of:=[$data.$E56]" office:value-type="float" office:value="11.0738136666667" calcext:value-type="float">
            <text:p>11,07381</text:p>
          </table:table-cell>
          <table:table-cell table:style-name="ce14" table:formula="of:=[$data.$E59]" office:value-type="float" office:value="21.953947" calcext:value-type="float">
            <text:p>21,95395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30" table:formula="of:=[$data.$G47]" office:value-type="float" office:value="3.141539" calcext:value-type="float">
            <text:p>3,141539</text:p>
          </table:table-cell>
          <table:table-cell table:style-name="ce30" table:formula="of:=[$data.$G50]" office:value-type="float" office:value="3.141587" calcext:value-type="float">
            <text:p>3,141587</text:p>
          </table:table-cell>
          <table:table-cell table:style-name="ce30" table:formula="of:=[$data.$G53]" office:value-type="float" office:value="3.141491" calcext:value-type="float">
            <text:p>3,141491</text:p>
          </table:table-cell>
          <table:table-cell table:style-name="ce30" table:formula="of:=[$data.$G56]" office:value-type="float" office:value="3.141523" calcext:value-type="float">
            <text:p>3,141523</text:p>
          </table:table-cell>
          <table:table-cell table:style-name="ce30" table:formula="of:=[$data.$G59]" office:value-type="float" office:value="3.141563" calcext:value-type="float">
            <text:p>3,141563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43" table:formula="of:=[$data.$K47]" office:value-type="float" office:value="392692416" calcext:value-type="float">
            <text:p>392692416</text:p>
          </table:table-cell>
          <table:table-cell table:style-name="ce43" table:formula="of:=[$data.$K50]" office:value-type="float" office:value="785396632" calcext:value-type="float">
            <text:p>785396632</text:p>
          </table:table-cell>
          <table:table-cell table:style-name="ce43" table:formula="of:=[$data.$K53]" office:value-type="float" office:value="1570745376" calcext:value-type="float">
            <text:p>1570745376</text:p>
          </table:table-cell>
          <table:table-cell table:style-name="ce43" table:formula="of:=[$data.$K56]" office:value-type="float" office:value="3141523248" calcext:value-type="float">
            <text:p>3141523248</text:p>
          </table:table-cell>
          <table:table-cell table:style-name="ce43" table:formula="of:=[$data.$K59]" office:value-type="float" office:value="6283125096" calcext:value-type="float">
            <text:p>6283125096</text:p>
          </table:table-cell>
          <table:table-cell table:number-columns-repeated="902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3" table:formula="of:=[$data.$E62]" office:value-type="float" office:value="1.211637" calcext:value-type="float">
            <text:p>1,21164</text:p>
          </table:table-cell>
          <table:table-cell table:style-name="ce13" table:formula="of:=[$data.$E65]" office:value-type="float" office:value="2.397197" calcext:value-type="float">
            <text:p>2,39720</text:p>
          </table:table-cell>
          <table:table-cell table:style-name="ce13" table:formula="of:=[$data.$E68]" office:value-type="float" office:value="4.689679" calcext:value-type="float">
            <text:p>4,68968</text:p>
          </table:table-cell>
          <table:table-cell table:style-name="ce13" table:formula="of:=[$data.$E71]" office:value-type="float" office:value="9.310862" calcext:value-type="float">
            <text:p>9,31086</text:p>
          </table:table-cell>
          <table:table-cell table:style-name="ce13" table:formula="of:=[$data.$E74]" office:value-type="float" office:value="18.424397" calcext:value-type="float">
            <text:p>18,42440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29" table:formula="of:=[$data.$G62]" office:value-type="float" office:value="3.141287" calcext:value-type="float">
            <text:p>3,141287</text:p>
          </table:table-cell>
          <table:table-cell table:style-name="ce29" table:formula="of:=[$data.$G65]" office:value-type="float" office:value="3.141539" calcext:value-type="float">
            <text:p>3,141539</text:p>
          </table:table-cell>
          <table:table-cell table:style-name="ce29" table:formula="of:=[$data.$G68]" office:value-type="float" office:value="3.141587" calcext:value-type="float">
            <text:p>3,141587</text:p>
          </table:table-cell>
          <table:table-cell table:style-name="ce29" table:formula="of:=[$data.$G71]" office:value-type="float" office:value="3.141491" calcext:value-type="float">
            <text:p>3,141491</text:p>
          </table:table-cell>
          <table:table-cell table:style-name="ce29" table:formula="of:=[$data.$G74]" office:value-type="float" office:value="3.141523" calcext:value-type="float">
            <text:p>3,141523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42" table:formula="of:=[$data.$K62]" office:value-type="float" office:value="392660912" calcext:value-type="float">
            <text:p>392660912</text:p>
          </table:table-cell>
          <table:table-cell table:style-name="ce42" table:formula="of:=[$data.$K65]" office:value-type="float" office:value="785384832" calcext:value-type="float">
            <text:p>785384832</text:p>
          </table:table-cell>
          <table:table-cell table:style-name="ce42" table:formula="of:=[$data.$K68]" office:value-type="float" office:value="1570793264" calcext:value-type="float">
            <text:p>1570793264</text:p>
          </table:table-cell>
          <table:table-cell table:style-name="ce42" table:formula="of:=[$data.$K71]" office:value-type="float" office:value="3141490752" calcext:value-type="float">
            <text:p>3141490752</text:p>
          </table:table-cell>
          <table:table-cell table:style-name="ce42" table:formula="of:=[$data.$K74]" office:value-type="float" office:value="6283046496" calcext:value-type="float">
            <text:p>6283046496</text:p>
          </table:table-cell>
          <table:table-cell table:number-columns-repeated="902"/>
        </table:table-row>
        <table:table-row table:style-name="ro1">
          <table:table-cell table:style-name="ce6" table:number-columns-repeated="6"/>
          <table:table-cell table:number-columns-repeated="916"/>
        </table:table-row>
        <table:table-row table:style-name="ro1"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16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16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7" table:formula="of:=[.B3]" office:value-type="float" office:value="500000000" calcext:value-type="float">
            <text:p>500000000</text:p>
          </table:table-cell>
          <table:table-cell table:style-name="ce17" table:formula="of:=[.C3]" office:value-type="float" office:value="1000000000" calcext:value-type="float">
            <text:p>1000000000</text:p>
          </table:table-cell>
          <table:table-cell table:style-name="ce17" table:formula="of:=[.D3]" office:value-type="float" office:value="2000000000" calcext:value-type="float">
            <text:p>2000000000</text:p>
          </table:table-cell>
          <table:table-cell table:style-name="ce17" table:formula="of:=[.E3]" office:value-type="float" office:value="4000000000" calcext:value-type="float">
            <text:p>4000000000</text:p>
          </table:table-cell>
          <table:table-cell table:style-name="ce17" table:formula="of:=[.F3]" office:value-type="float" office:value="8000000000" calcext:value-type="float">
            <text:p>8000000000</text:p>
          </table:table-cell>
          <table:table-cell table:number-columns-repeated="91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0" table:formula="of:=[.B4]/[.B4]" office:value-type="float" office:value="1" calcext:value-type="float">
            <text:p>1,0000</text:p>
          </table:table-cell>
          <table:table-cell table:style-name="ce20" table:formula="of:=[.C4]/[.C4]" office:value-type="float" office:value="1" calcext:value-type="float">
            <text:p>1,0000</text:p>
          </table:table-cell>
          <table:table-cell table:style-name="ce20" table:formula="of:=[.D4]/[.D4]" office:value-type="float" office:value="1" calcext:value-type="float">
            <text:p>1,0000</text:p>
          </table:table-cell>
          <table:table-cell table:style-name="ce20" table:formula="of:=[.E4]/[.E4]" office:value-type="float" office:value="1" calcext:value-type="float">
            <text:p>1,0000</text:p>
          </table:table-cell>
          <table:table-cell table:style-name="ce20" table:formula="of:=[.F4]/[.F4]" office:value-type="float" office:value="1" calcext:value-type="float">
            <text:p>1,0000</text:p>
          </table:table-cell>
          <table:table-cell table:number-columns-repeated="916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1" table:formula="of:=[.B4]/[.B5]" office:value-type="float" office:value="1.95136899992532" calcext:value-type="float">
            <text:p>1,9514</text:p>
          </table:table-cell>
          <table:table-cell table:style-name="ce21" table:formula="of:=[.C4]/[.C5]" office:value-type="float" office:value="1.91262247834063" calcext:value-type="float">
            <text:p>1,9126</text:p>
          </table:table-cell>
          <table:table-cell table:style-name="ce21" table:formula="of:=[.D4]/[.D5]" office:value-type="float" office:value="1.97441857812216" calcext:value-type="float">
            <text:p>1,9744</text:p>
          </table:table-cell>
          <table:table-cell table:style-name="ce21" table:formula="of:=[.E4]/[.E5]" office:value-type="float" office:value="2.011989742205" calcext:value-type="float">
            <text:p>2,0120</text:p>
          </table:table-cell>
          <table:table-cell table:style-name="ce21" table:formula="of:=[.F4]/[.F5]" office:value-type="float" office:value="1.95974488527982" calcext:value-type="float">
            <text:p>1,9597</text:p>
          </table:table-cell>
          <table:table-cell table:number-columns-repeated="91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" table:formula="of:=[.B4]/[.B6]" office:value-type="float" office:value="3.73445067050391" calcext:value-type="float">
            <text:p>3,7345</text:p>
          </table:table-cell>
          <table:table-cell table:style-name="ce20" table:formula="of:=[.C4]/[.C6]" office:value-type="float" office:value="3.78835380486751" calcext:value-type="float">
            <text:p>3,7884</text:p>
          </table:table-cell>
          <table:table-cell table:style-name="ce20" table:formula="of:=[.D4]/[.D6]" office:value-type="float" office:value="3.89504841933625" calcext:value-type="float">
            <text:p>3,8950</text:p>
          </table:table-cell>
          <table:table-cell table:style-name="ce20" table:formula="of:=[.E4]/[.E6]" office:value-type="float" office:value="3.84417508605469" calcext:value-type="float">
            <text:p>3,8442</text:p>
          </table:table-cell>
          <table:table-cell table:style-name="ce20" table:formula="of:=[.F4]/[.F6]" office:value-type="float" office:value="3.82659417423757" calcext:value-type="float">
            <text:p>3,8266</text:p>
          </table:table-cell>
          <table:table-cell table:number-columns-repeated="916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1" table:formula="of:=[.B4]/[.B7]" office:value-type="float" office:value="5.02534592063348" calcext:value-type="float">
            <text:p>5,0253</text:p>
          </table:table-cell>
          <table:table-cell table:style-name="ce21" table:formula="of:=[.C4]/[.C7]" office:value-type="float" office:value="5.08555334224803" calcext:value-type="float">
            <text:p>5,0856</text:p>
          </table:table-cell>
          <table:table-cell table:style-name="ce21" table:formula="of:=[.D4]/[.D7]" office:value-type="float" office:value="5.25277208252888" calcext:value-type="float">
            <text:p>5,2528</text:p>
          </table:table-cell>
          <table:table-cell table:style-name="ce21" table:formula="of:=[.E4]/[.E7]" office:value-type="float" office:value="5.33127900743378" calcext:value-type="float">
            <text:p>5,3313</text:p>
          </table:table-cell>
          <table:table-cell table:style-name="ce21" table:formula="of:=[.F4]/[.F7]" office:value-type="float" office:value="5.33480242375855" calcext:value-type="float">
            <text:p>5,3348</text:p>
          </table:table-cell>
          <table:table-cell table:number-columns-repeated="916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20" table:formula="of:=[.B4]/[.B8]" office:value-type="float" office:value="6.16802419646588" calcext:value-type="float">
            <text:p>6,1680</text:p>
          </table:table-cell>
          <table:table-cell table:style-name="ce20" table:formula="of:=[.C4]/[.C8]" office:value-type="float" office:value="6.05879352705125" calcext:value-type="float">
            <text:p>6,0588</text:p>
          </table:table-cell>
          <table:table-cell table:style-name="ce20" table:formula="of:=[.D4]/[.D8]" office:value-type="float" office:value="6.26185871854627" calcext:value-type="float">
            <text:p>6,2619</text:p>
          </table:table-cell>
          <table:table-cell table:style-name="ce20" table:formula="of:=[.E4]/[.E8]" office:value-type="float" office:value="6.34072230190216" calcext:value-type="float">
            <text:p>6,3407</text:p>
          </table:table-cell>
          <table:table-cell table:style-name="ce20" table:formula="of:=[.F4]/[.F8]" office:value-type="float" office:value="6.35678712669222" calcext:value-type="float">
            <text:p>6,3568</text:p>
          </table:table-cell>
          <table:table-cell table:number-columns-repeated="916"/>
        </table:table-row>
        <table:table-row table:style-name="ro2">
          <table:table-cell table:style-name="ce6" table:number-columns-repeated="6"/>
          <table:table-cell table:number-columns-repeated="916"/>
        </table:table-row>
        <table:table-row table:style-name="ro2"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16"/>
        </table:table-row>
        <table:table-row table:style-name="ro2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16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11" table:formula="of:=[.B12]" office:value-type="float" office:value="500000000" calcext:value-type="float">
            <text:p>500000000</text:p>
          </table:table-cell>
          <table:table-cell table:style-name="ce11" table:formula="of:=[.C12]" office:value-type="float" office:value="1000000000" calcext:value-type="float">
            <text:p>1000000000</text:p>
          </table:table-cell>
          <table:table-cell table:style-name="ce11" table:formula="of:=[.D12]" office:value-type="float" office:value="2000000000" calcext:value-type="float">
            <text:p>2000000000</text:p>
          </table:table-cell>
          <table:table-cell table:style-name="ce11" table:formula="of:=[.E12]" office:value-type="float" office:value="4000000000" calcext:value-type="float">
            <text:p>4000000000</text:p>
          </table:table-cell>
          <table:table-cell table:style-name="ce11" table:formula="of:=[.F12]" office:value-type="float" office:value="8000000000" calcext:value-type="float">
            <text:p>8000000000</text:p>
          </table:table-cell>
          <table:table-cell table:number-columns-repeated="916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table:formula="of:=[.B13]/[.$A$22]" office:value-type="float" office:value="1" calcext:value-type="float">
            <text:p>1,0000</text:p>
          </table:table-cell>
          <table:table-cell table:style-name="ce20" table:formula="of:=[.C13]/[.$A$22]" office:value-type="float" office:value="1" calcext:value-type="float">
            <text:p>1,0000</text:p>
          </table:table-cell>
          <table:table-cell table:style-name="ce20" table:formula="of:=[.D13]/[.$A$22]" office:value-type="float" office:value="1" calcext:value-type="float">
            <text:p>1,0000</text:p>
          </table:table-cell>
          <table:table-cell table:style-name="ce20" table:formula="of:=[.E13]/[.$A$22]" office:value-type="float" office:value="1" calcext:value-type="float">
            <text:p>1,0000</text:p>
          </table:table-cell>
          <table:table-cell table:style-name="ce20" table:formula="of:=[.F13]/[.$A$22]" office:value-type="float" office:value="1" calcext:value-type="float">
            <text:p>1,0000</text:p>
          </table:table-cell>
          <table:table-cell table:number-columns-repeated="91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1" table:formula="of:=[.B14]/[.$A$23]" office:value-type="float" office:value="0.975684499962662" calcext:value-type="float">
            <text:p>0,9757</text:p>
          </table:table-cell>
          <table:table-cell table:style-name="ce21" table:formula="of:=[.C14]/[.$A$23]" office:value-type="float" office:value="0.956311239170314" calcext:value-type="float">
            <text:p>0,9563</text:p>
          </table:table-cell>
          <table:table-cell table:style-name="ce21" table:formula="of:=[.D14]/[.$A$23]" office:value-type="float" office:value="0.98720928906108" calcext:value-type="float">
            <text:p>0,9872</text:p>
          </table:table-cell>
          <table:table-cell table:style-name="ce21" table:formula="of:=[.E14]/[.$A$23]" office:value-type="float" office:value="1.0059948711025" calcext:value-type="float">
            <text:p>1,0060</text:p>
          </table:table-cell>
          <table:table-cell table:style-name="ce21" table:formula="of:=[.F14]/[.$A$23]" office:value-type="float" office:value="0.97987244263991" calcext:value-type="float">
            <text:p>0,9799</text:p>
          </table:table-cell>
          <table:table-cell table:number-columns-repeated="916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20" table:formula="of:=[.B15]/[.$A$24]" office:value-type="float" office:value="0.933612667625977" calcext:value-type="float">
            <text:p>0,9336</text:p>
          </table:table-cell>
          <table:table-cell table:style-name="ce20" table:formula="of:=[.C15]/[.$A$24]" office:value-type="float" office:value="0.947088451216876" calcext:value-type="float">
            <text:p>0,9471</text:p>
          </table:table-cell>
          <table:table-cell table:style-name="ce20" table:formula="of:=[.D15]/[.$A$24]" office:value-type="float" office:value="0.973762104834064" calcext:value-type="float">
            <text:p>0,9738</text:p>
          </table:table-cell>
          <table:table-cell table:style-name="ce20" table:formula="of:=[.E15]/[.$A$24]" office:value-type="float" office:value="0.961043771513674" calcext:value-type="float">
            <text:p>0,9610</text:p>
          </table:table-cell>
          <table:table-cell table:style-name="ce20" table:formula="of:=[.F15]/[.$A$24]" office:value-type="float" office:value="0.956648543559392" calcext:value-type="float">
            <text:p>0,9566</text:p>
          </table:table-cell>
          <table:table-cell table:number-columns-repeated="916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21" table:formula="of:=[.B16]/6" office:value-type="float" office:value="0.837557653438914" calcext:value-type="float">
            <text:p>0,8376</text:p>
          </table:table-cell>
          <table:table-cell table:style-name="ce21" table:formula="of:=[.C16]/6" office:value-type="float" office:value="0.847592223708006" calcext:value-type="float">
            <text:p>0,8476</text:p>
          </table:table-cell>
          <table:table-cell table:style-name="ce21" table:formula="of:=[.D16]/6" office:value-type="float" office:value="0.875462013754814" calcext:value-type="float">
            <text:p>0,8755</text:p>
          </table:table-cell>
          <table:table-cell table:style-name="ce21" table:formula="of:=[.E16]/6" office:value-type="float" office:value="0.888546501238964" calcext:value-type="float">
            <text:p>0,8885</text:p>
          </table:table-cell>
          <table:table-cell table:style-name="ce21" table:formula="of:=[.F16]/6" office:value-type="float" office:value="0.889133737293091" calcext:value-type="float">
            <text:p>0,8891</text:p>
          </table:table-cell>
          <table:table-cell table:number-columns-repeated="916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20" table:formula="of:=[.B17]/6" office:value-type="float" office:value="1.02800403274431" calcext:value-type="float">
            <text:p>1,0280</text:p>
          </table:table-cell>
          <table:table-cell table:style-name="ce20" table:formula="of:=[.C17]/6" office:value-type="float" office:value="1.00979892117521" calcext:value-type="float">
            <text:p>1,0098</text:p>
          </table:table-cell>
          <table:table-cell table:style-name="ce20" table:formula="of:=[.D17]/6" office:value-type="float" office:value="1.04364311975771" calcext:value-type="float">
            <text:p>1,0436</text:p>
          </table:table-cell>
          <table:table-cell table:style-name="ce20" table:formula="of:=[.E17]/6" office:value-type="float" office:value="1.05678705031703" calcext:value-type="float">
            <text:p>1,0568</text:p>
          </table:table-cell>
          <table:table-cell table:style-name="ce20" table:formula="of:=[.F17]/6" office:value-type="float" office:value="1.05946452111537" calcext:value-type="float">
            <text:p>1,0595</text:p>
          </table:table-cell>
          <table:table-cell table:number-columns-repeated="916"/>
        </table:table-row>
        <table:table-row table:style-name="ro2" table:number-rows-repeated="1048547">
          <table:table-cell table:number-columns-repeated="922"/>
        </table:table-row>
        <table:table-row table:style-name="ro3" table:number-rows-repeated="2">
          <table:table-cell table:number-columns-repeated="922"/>
        </table:table-row>
        <table:table-row table:style-name="ro3">
          <table:table-cell table:number-columns-repeated="922"/>
        </table:table-row>
      </table:table>
      <table:table table:name="data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number-columns-repeated="5" table:default-cell-style-name="Default"/>
        <table:table-row table:style-name="ro4">
          <table:table-cell table:style-name="ce39" office:value-type="string" calcext:value-type="string" table:number-columns-spanned="5" table:number-rows-spanned="1">
            <text:p>OpenMP/Task_6/omp_a_s_1_output.txt</text:p>
          </table:table-cell>
          <table:covered-table-cell table:number-columns-repeated="4"/>
          <table:table-cell table:number-columns-repeated="6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.141523" calcext:value-type="float">
            <text:p>3,141523</text:p>
          </table:table-cell>
          <table:table-cell office:value-type="float" office:value="7.545918" calcext:value-type="float">
            <text:p>7,545918</text:p>
          </table:table-cell>
          <table:table-cell table:formula="of:=AVERAGE([.D2:.D4])" office:value-type="float" office:value="7.47340633333333" calcext:value-type="float">
            <text:p>7,47340633333333</text:p>
          </table:table-cell>
          <table:table-cell/>
          <table:table-cell table:formula="of:=AVERAGE([.C2:.C4])" office:value-type="float" office:value="3.141523" calcext:value-type="float">
            <text:p>3,141523</text:p>
          </table:table-cell>
          <table:table-cell table:number-columns-repeated="2"/>
          <table:table-cell office:value-type="float" office:value="392690406" calcext:value-type="float">
            <text:p>392690406</text:p>
          </table:table-cell>
          <table:table-cell table:formula="of:=AVERAGE([.J2:.J4])" office:value-type="float" office:value="392690406" calcext:value-type="float">
            <text:p>39269040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.141523" calcext:value-type="float">
            <text:p>3,141523</text:p>
          </table:table-cell>
          <table:table-cell office:value-type="float" office:value="7.433267" calcext:value-type="float">
            <text:p>7,433267</text:p>
          </table:table-cell>
          <table:table-cell table:number-columns-repeated="3"/>
          <table:table-cell table:formula="of:=SUM([.D17:.D76])/60" office:value-type="float" office:value="12.6868440166667" calcext:value-type="float">
            <text:p>12,6868440166667</text:p>
          </table:table-cell>
          <table:table-cell/>
          <table:table-cell office:value-type="float" office:value="392690406" calcext:value-type="float">
            <text:p>392690406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.141523" calcext:value-type="float">
            <text:p>3,141523</text:p>
          </table:table-cell>
          <table:table-cell office:value-type="float" office:value="7.441034" calcext:value-type="float">
            <text:p>7,441034</text:p>
          </table:table-cell>
          <table:table-cell table:number-columns-repeated="5"/>
          <table:table-cell office:value-type="float" office:value="392690406" calcext:value-type="float">
            <text:p>392690406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.141563" calcext:value-type="float">
            <text:p>3,141563</text:p>
          </table:table-cell>
          <table:table-cell office:value-type="float" office:value="14.333854" calcext:value-type="float">
            <text:p>14,333854</text:p>
          </table:table-cell>
          <table:table-cell table:formula="of:=AVERAGE([.D5:.D7])" office:value-type="float" office:value="14.5241216666667" calcext:value-type="float">
            <text:p>14,5241216666667</text:p>
          </table:table-cell>
          <table:table-cell/>
          <table:table-cell table:formula="of:=AVERAGE([.C5:.C7])" office:value-type="float" office:value="3.141563" calcext:value-type="float">
            <text:p>3,141563</text:p>
          </table:table-cell>
          <table:table-cell table:number-columns-repeated="2"/>
          <table:table-cell office:value-type="float" office:value="785390637" calcext:value-type="float">
            <text:p>785390637</text:p>
          </table:table-cell>
          <table:table-cell table:formula="of:=AVERAGE([.J5:.J7])" office:value-type="float" office:value="785390637" calcext:value-type="float">
            <text:p>78539063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.141563" calcext:value-type="float">
            <text:p>3,141563</text:p>
          </table:table-cell>
          <table:table-cell office:value-type="float" office:value="14.666828" calcext:value-type="float">
            <text:p>14,666828</text:p>
          </table:table-cell>
          <table:table-cell table:number-columns-repeated="5"/>
          <table:table-cell office:value-type="float" office:value="785390637" calcext:value-type="float">
            <text:p>78539063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.141563" calcext:value-type="float">
            <text:p>3,141563</text:p>
          </table:table-cell>
          <table:table-cell office:value-type="float" office:value="14.571683" calcext:value-type="float">
            <text:p>14,571683</text:p>
          </table:table-cell>
          <table:table-cell table:number-columns-repeated="5"/>
          <table:table-cell office:value-type="float" office:value="785390637" calcext:value-type="float">
            <text:p>78539063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.141549" calcext:value-type="float">
            <text:p>3,141549</text:p>
          </table:table-cell>
          <table:table-cell office:value-type="float" office:value="29.261092" calcext:value-type="float">
            <text:p>29,261092</text:p>
          </table:table-cell>
          <table:table-cell table:formula="of:=AVERAGE([.D8:.D10])" office:value-type="float" office:value="29.3661073333333" calcext:value-type="float">
            <text:p>29,3661073333333</text:p>
          </table:table-cell>
          <table:table-cell/>
          <table:table-cell table:formula="of:=AVERAGE([.C8:.C10])" office:value-type="float" office:value="3.141549" calcext:value-type="float">
            <text:p>3,141549</text:p>
          </table:table-cell>
          <table:table-cell table:number-columns-repeated="2"/>
          <table:table-cell office:value-type="float" office:value="1570774669" calcext:value-type="float">
            <text:p>1570774669</text:p>
          </table:table-cell>
          <table:table-cell table:formula="of:=AVERAGE([.J8:.J10])" office:value-type="float" office:value="1570774669" calcext:value-type="float">
            <text:p>157077466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.141549" calcext:value-type="float">
            <text:p>3,141549</text:p>
          </table:table-cell>
          <table:table-cell office:value-type="float" office:value="29.753907" calcext:value-type="float">
            <text:p>29,753907</text:p>
          </table:table-cell>
          <table:table-cell table:number-columns-repeated="5"/>
          <table:table-cell office:value-type="float" office:value="1570774669" calcext:value-type="float">
            <text:p>157077466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.141549" calcext:value-type="float">
            <text:p>3,141549</text:p>
          </table:table-cell>
          <table:table-cell office:value-type="float" office:value="29.083323" calcext:value-type="float">
            <text:p>29,083323</text:p>
          </table:table-cell>
          <table:table-cell table:number-columns-repeated="5"/>
          <table:table-cell office:value-type="float" office:value="1570774669" calcext:value-type="float">
            <text:p>157077466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3.141611" calcext:value-type="float">
            <text:p>3,141611</text:p>
          </table:table-cell>
          <table:table-cell office:value-type="float" office:value="58.910593" calcext:value-type="float">
            <text:p>58,910593</text:p>
          </table:table-cell>
          <table:table-cell table:formula="of:=AVERAGE([.D11:.D13])" office:value-type="float" office:value="59.0375903333333" calcext:value-type="float">
            <text:p>59,0375903333333</text:p>
          </table:table-cell>
          <table:table-cell/>
          <table:table-cell table:formula="of:=AVERAGE([.C11:.C13])" office:value-type="float" office:value="3.141611" calcext:value-type="float">
            <text:p>3,141611</text:p>
          </table:table-cell>
          <table:table-cell table:number-columns-repeated="2"/>
          <table:table-cell office:value-type="float" office:value="3141610668" calcext:value-type="float">
            <text:p>3141610668</text:p>
          </table:table-cell>
          <table:table-cell table:formula="of:=AVERAGE([.J11:.J13])" office:value-type="float" office:value="3141610668" calcext:value-type="float">
            <text:p>314161066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3.141611" calcext:value-type="float">
            <text:p>3,141611</text:p>
          </table:table-cell>
          <table:table-cell office:value-type="float" office:value="59.600777" calcext:value-type="float">
            <text:p>59,600777</text:p>
          </table:table-cell>
          <table:table-cell table:number-columns-repeated="5"/>
          <table:table-cell office:value-type="float" office:value="3141610668" calcext:value-type="float">
            <text:p>3141610668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3.141611" calcext:value-type="float">
            <text:p>3,141611</text:p>
          </table:table-cell>
          <table:table-cell office:value-type="float" office:value="58.601401" calcext:value-type="float">
            <text:p>58,601401</text:p>
          </table:table-cell>
          <table:table-cell table:number-columns-repeated="5"/>
          <table:table-cell office:value-type="float" office:value="3141610668" calcext:value-type="float">
            <text:p>3141610668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3.141591" calcext:value-type="float">
            <text:p>3,141591</text:p>
          </table:table-cell>
          <table:table-cell office:value-type="float" office:value="117.278769" calcext:value-type="float">
            <text:p>117,278769</text:p>
          </table:table-cell>
          <table:table-cell table:formula="of:=AVERAGE([.D14:.D16])" office:value-type="float" office:value="117.119969666667" calcext:value-type="float">
            <text:p>117,119969666667</text:p>
          </table:table-cell>
          <table:table-cell/>
          <table:table-cell table:formula="of:=AVERAGE([.C14:.C16])" office:value-type="float" office:value="3.141591" calcext:value-type="float">
            <text:p>3,141591</text:p>
          </table:table-cell>
          <table:table-cell table:number-columns-repeated="2"/>
          <table:table-cell office:value-type="float" office:value="6283181897" calcext:value-type="float">
            <text:p>6283181897</text:p>
          </table:table-cell>
          <table:table-cell table:formula="of:=AVERAGE([.J14:.J16])" office:value-type="float" office:value="6283181897" calcext:value-type="float">
            <text:p>628318189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3.141591" calcext:value-type="float">
            <text:p>3,141591</text:p>
          </table:table-cell>
          <table:table-cell office:value-type="float" office:value="117.766971" calcext:value-type="float">
            <text:p>117,766971</text:p>
          </table:table-cell>
          <table:table-cell table:number-columns-repeated="5"/>
          <table:table-cell office:value-type="float" office:value="6283181897" calcext:value-type="float">
            <text:p>628318189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3.141591" calcext:value-type="float">
            <text:p>3,141591</text:p>
          </table:table-cell>
          <table:table-cell office:value-type="float" office:value="116.314169" calcext:value-type="float">
            <text:p>116,314169</text:p>
          </table:table-cell>
          <table:table-cell table:number-columns-repeated="5"/>
          <table:table-cell office:value-type="float" office:value="6283181897" calcext:value-type="float">
            <text:p>6283181897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.141491" calcext:value-type="float">
            <text:p>3,141491</text:p>
          </table:table-cell>
          <table:table-cell office:value-type="float" office:value="3.931329" calcext:value-type="float">
            <text:p>3,931329</text:p>
          </table:table-cell>
          <table:table-cell table:formula="of:=AVERAGE([.D17:.D19])" office:value-type="float" office:value="3.82982733333333" calcext:value-type="float">
            <text:p>3,82982733333333</text:p>
          </table:table-cell>
          <table:table-cell/>
          <table:table-cell table:formula="of:=AVERAGE([.C17:.C19])" office:value-type="float" office:value="3.141491" calcext:value-type="float">
            <text:p>3,141491</text:p>
          </table:table-cell>
          <table:table-cell table:number-columns-repeated="2"/>
          <table:table-cell office:value-type="float" office:value="392686344" calcext:value-type="float">
            <text:p>392686344</text:p>
          </table:table-cell>
          <table:table-cell table:formula="of:=AVERAGE([.J17:.J19])" office:value-type="float" office:value="392686344" calcext:value-type="float">
            <text:p>392686344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.141491" calcext:value-type="float">
            <text:p>3,141491</text:p>
          </table:table-cell>
          <table:table-cell office:value-type="float" office:value="3.807032" calcext:value-type="float">
            <text:p>3,807032</text:p>
          </table:table-cell>
          <table:table-cell table:number-columns-repeated="5"/>
          <table:table-cell office:value-type="float" office:value="392686344" calcext:value-type="float">
            <text:p>392686344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.141491" calcext:value-type="float">
            <text:p>3,141491</text:p>
          </table:table-cell>
          <table:table-cell office:value-type="float" office:value="3.751121" calcext:value-type="float">
            <text:p>3,751121</text:p>
          </table:table-cell>
          <table:table-cell table:number-columns-repeated="5"/>
          <table:table-cell office:value-type="float" office:value="392686344" calcext:value-type="float">
            <text:p>392686344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.141523" calcext:value-type="float">
            <text:p>3,141523</text:p>
          </table:table-cell>
          <table:table-cell office:value-type="float" office:value="7.540797" calcext:value-type="float">
            <text:p>7,540797</text:p>
          </table:table-cell>
          <table:table-cell table:formula="of:=AVERAGE([.D20:.D22])" office:value-type="float" office:value="7.59382566666667" calcext:value-type="float">
            <text:p>7,59382566666667</text:p>
          </table:table-cell>
          <table:table-cell/>
          <table:table-cell table:formula="of:=AVERAGE([.C20:.C22])" office:value-type="float" office:value="3.141523" calcext:value-type="float">
            <text:p>3,141523</text:p>
          </table:table-cell>
          <table:table-cell table:number-columns-repeated="2"/>
          <table:table-cell office:value-type="float" office:value="785380812" calcext:value-type="float">
            <text:p>785380812</text:p>
          </table:table-cell>
          <table:table-cell table:formula="of:=AVERAGE([.J20:.J22])" office:value-type="float" office:value="785380812" calcext:value-type="float">
            <text:p>785380812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.141523" calcext:value-type="float">
            <text:p>3,141523</text:p>
          </table:table-cell>
          <table:table-cell office:value-type="float" office:value="7.875006" calcext:value-type="float">
            <text:p>7,875006</text:p>
          </table:table-cell>
          <table:table-cell table:number-columns-repeated="5"/>
          <table:table-cell office:value-type="float" office:value="785380812" calcext:value-type="float">
            <text:p>78538081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.141523" calcext:value-type="float">
            <text:p>3,141523</text:p>
          </table:table-cell>
          <table:table-cell office:value-type="float" office:value="7.365674" calcext:value-type="float">
            <text:p>7,365674</text:p>
          </table:table-cell>
          <table:table-cell table:number-columns-repeated="5"/>
          <table:table-cell office:value-type="float" office:value="785380812" calcext:value-type="float">
            <text:p>78538081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.141563" calcext:value-type="float">
            <text:p>3,141563</text:p>
          </table:table-cell>
          <table:table-cell office:value-type="float" office:value="14.730782" calcext:value-type="float">
            <text:p>14,730782</text:p>
          </table:table-cell>
          <table:table-cell table:formula="of:=AVERAGE([.D23:.D25])" office:value-type="float" office:value="14.8732936666667" calcext:value-type="float">
            <text:p>14,8732936666667</text:p>
          </table:table-cell>
          <table:table-cell/>
          <table:table-cell table:formula="of:=AVERAGE([.C23:.C25])" office:value-type="float" office:value="3.141563" calcext:value-type="float">
            <text:p>3,141563</text:p>
          </table:table-cell>
          <table:table-cell table:number-columns-repeated="2"/>
          <table:table-cell office:value-type="float" office:value="1570781274" calcext:value-type="float">
            <text:p>1570781274</text:p>
          </table:table-cell>
          <table:table-cell table:formula="of:=AVERAGE([.J23:.J25])" office:value-type="float" office:value="1570781274" calcext:value-type="float">
            <text:p>1570781274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.141563" calcext:value-type="float">
            <text:p>3,141563</text:p>
          </table:table-cell>
          <table:table-cell office:value-type="float" office:value="15.024294" calcext:value-type="float">
            <text:p>15,024294</text:p>
          </table:table-cell>
          <table:table-cell table:number-columns-repeated="5"/>
          <table:table-cell office:value-type="float" office:value="1570781274" calcext:value-type="float">
            <text:p>1570781274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.141563" calcext:value-type="float">
            <text:p>3,141563</text:p>
          </table:table-cell>
          <table:table-cell office:value-type="float" office:value="14.864805" calcext:value-type="float">
            <text:p>14,864805</text:p>
          </table:table-cell>
          <table:table-cell table:number-columns-repeated="5"/>
          <table:table-cell office:value-type="float" office:value="1570781274" calcext:value-type="float">
            <text:p>1570781274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3.141549" calcext:value-type="float">
            <text:p>3,141549</text:p>
          </table:table-cell>
          <table:table-cell office:value-type="float" office:value="29.142403" calcext:value-type="float">
            <text:p>29,142403</text:p>
          </table:table-cell>
          <table:table-cell table:formula="of:=AVERAGE([.D26:.D28])" office:value-type="float" office:value="29.3428883333333" calcext:value-type="float">
            <text:p>29,3428883333333</text:p>
          </table:table-cell>
          <table:table-cell/>
          <table:table-cell table:formula="of:=AVERAGE([.C26:.C28])" office:value-type="float" office:value="3.141549" calcext:value-type="float">
            <text:p>3,141549</text:p>
          </table:table-cell>
          <table:table-cell table:number-columns-repeated="2"/>
          <table:table-cell office:value-type="float" office:value="3141549338" calcext:value-type="float">
            <text:p>3141549338</text:p>
          </table:table-cell>
          <table:table-cell table:formula="of:=AVERAGE([.J26:.J28])" office:value-type="float" office:value="3141549338" calcext:value-type="float">
            <text:p>3141549338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3.141549" calcext:value-type="float">
            <text:p>3,141549</text:p>
          </table:table-cell>
          <table:table-cell office:value-type="float" office:value="29.344795" calcext:value-type="float">
            <text:p>29,344795</text:p>
          </table:table-cell>
          <table:table-cell table:number-columns-repeated="5"/>
          <table:table-cell office:value-type="float" office:value="3141549338" calcext:value-type="float">
            <text:p>3141549338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3.141549" calcext:value-type="float">
            <text:p>3,141549</text:p>
          </table:table-cell>
          <table:table-cell office:value-type="float" office:value="29.541467" calcext:value-type="float">
            <text:p>29,541467</text:p>
          </table:table-cell>
          <table:table-cell table:number-columns-repeated="5"/>
          <table:table-cell office:value-type="float" office:value="3141549338" calcext:value-type="float">
            <text:p>3141549338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3.141611" calcext:value-type="float">
            <text:p>3,141611</text:p>
          </table:table-cell>
          <table:table-cell office:value-type="float" office:value="61.175584" calcext:value-type="float">
            <text:p>61,175584</text:p>
          </table:table-cell>
          <table:table-cell table:formula="of:=AVERAGE([.D29:.D31])" office:value-type="float" office:value="59.7628653333333" calcext:value-type="float">
            <text:p>59,7628653333333</text:p>
          </table:table-cell>
          <table:table-cell/>
          <table:table-cell table:formula="of:=AVERAGE([.C29:.C31])" office:value-type="float" office:value="3.141611" calcext:value-type="float">
            <text:p>3,141611</text:p>
          </table:table-cell>
          <table:table-cell table:number-columns-repeated="2"/>
          <table:table-cell office:value-type="float" office:value="6283221336" calcext:value-type="float">
            <text:p>6283221336</text:p>
          </table:table-cell>
          <table:table-cell table:formula="of:=AVERAGE([.J29:.J31])" office:value-type="float" office:value="6283221336" calcext:value-type="float">
            <text:p>6283221336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3.141611" calcext:value-type="float">
            <text:p>3,141611</text:p>
          </table:table-cell>
          <table:table-cell office:value-type="float" office:value="59.900256" calcext:value-type="float">
            <text:p>59,900256</text:p>
          </table:table-cell>
          <table:table-cell table:number-columns-repeated="5"/>
          <table:table-cell office:value-type="float" office:value="6283221336" calcext:value-type="float">
            <text:p>6283221336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3.141611" calcext:value-type="float">
            <text:p>3,141611</text:p>
          </table:table-cell>
          <table:table-cell office:value-type="float" office:value="58.212756" calcext:value-type="float">
            <text:p>58,212756</text:p>
          </table:table-cell>
          <table:table-cell table:number-columns-repeated="5"/>
          <table:table-cell office:value-type="float" office:value="6283221336" calcext:value-type="float">
            <text:p>628322133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.141587" calcext:value-type="float">
            <text:p>3,141587</text:p>
          </table:table-cell>
          <table:table-cell office:value-type="float" office:value="2.004058" calcext:value-type="float">
            <text:p>2,004058</text:p>
          </table:table-cell>
          <table:table-cell table:formula="of:=AVERAGE([.D32:.D34])" office:value-type="float" office:value="2.00120633333333" calcext:value-type="float">
            <text:p>2,00120633333333</text:p>
          </table:table-cell>
          <table:table-cell/>
          <table:table-cell table:formula="of:=AVERAGE([.C32:.C34])" office:value-type="float" office:value="3.141587" calcext:value-type="float">
            <text:p>3,141587</text:p>
          </table:table-cell>
          <table:table-cell table:number-columns-repeated="2"/>
          <table:table-cell office:value-type="float" office:value="392698316" calcext:value-type="float">
            <text:p>392698316</text:p>
          </table:table-cell>
          <table:table-cell table:formula="of:=AVERAGE([.J32:.J34])" office:value-type="float" office:value="392698316" calcext:value-type="float">
            <text:p>392698316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.141587" calcext:value-type="float">
            <text:p>3,141587</text:p>
          </table:table-cell>
          <table:table-cell office:value-type="float" office:value="1.953559" calcext:value-type="float">
            <text:p>1,953559</text:p>
          </table:table-cell>
          <table:table-cell table:number-columns-repeated="5"/>
          <table:table-cell office:value-type="float" office:value="392698316" calcext:value-type="float">
            <text:p>39269831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.141587" calcext:value-type="float">
            <text:p>3,141587</text:p>
          </table:table-cell>
          <table:table-cell office:value-type="float" office:value="2.046002" calcext:value-type="float">
            <text:p>2,046002</text:p>
          </table:table-cell>
          <table:table-cell table:number-columns-repeated="5"/>
          <table:table-cell office:value-type="float" office:value="392698316" calcext:value-type="float">
            <text:p>39269831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.141491" calcext:value-type="float">
            <text:p>3,141491</text:p>
          </table:table-cell>
          <table:table-cell office:value-type="float" office:value="3.780442" calcext:value-type="float">
            <text:p>3,780442</text:p>
          </table:table-cell>
          <table:table-cell table:formula="of:=AVERAGE([.D35:.D37])" office:value-type="float" office:value="3.83388733333333" calcext:value-type="float">
            <text:p>3,83388733333333</text:p>
          </table:table-cell>
          <table:table-cell/>
          <table:table-cell table:formula="of:=AVERAGE([.C35:.C37])" office:value-type="float" office:value="3.141491" calcext:value-type="float">
            <text:p>3,141491</text:p>
          </table:table-cell>
          <table:table-cell table:number-columns-repeated="2"/>
          <table:table-cell office:value-type="float" office:value="785372688" calcext:value-type="float">
            <text:p>785372688</text:p>
          </table:table-cell>
          <table:table-cell table:formula="of:=AVERAGE([.J35:.J37])" office:value-type="float" office:value="785372688" calcext:value-type="float">
            <text:p>785372688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.141491" calcext:value-type="float">
            <text:p>3,141491</text:p>
          </table:table-cell>
          <table:table-cell office:value-type="float" office:value="3.890317" calcext:value-type="float">
            <text:p>3,890317</text:p>
          </table:table-cell>
          <table:table-cell table:number-columns-repeated="5"/>
          <table:table-cell office:value-type="float" office:value="785372688" calcext:value-type="float">
            <text:p>785372688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.141491" calcext:value-type="float">
            <text:p>3,141491</text:p>
          </table:table-cell>
          <table:table-cell office:value-type="float" office:value="3.830903" calcext:value-type="float">
            <text:p>3,830903</text:p>
          </table:table-cell>
          <table:table-cell table:number-columns-repeated="5"/>
          <table:table-cell office:value-type="float" office:value="785372688" calcext:value-type="float">
            <text:p>785372688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.141523" calcext:value-type="float">
            <text:p>3,141523</text:p>
          </table:table-cell>
          <table:table-cell office:value-type="float" office:value="7.557336" calcext:value-type="float">
            <text:p>7,557336</text:p>
          </table:table-cell>
          <table:table-cell table:formula="of:=AVERAGE([.D38:.D40])" office:value-type="float" office:value="7.53934333333333" calcext:value-type="float">
            <text:p>7,53934333333333</text:p>
          </table:table-cell>
          <table:table-cell/>
          <table:table-cell table:formula="of:=AVERAGE([.C38:.C40])" office:value-type="float" office:value="3.141523" calcext:value-type="float">
            <text:p>3,141523</text:p>
          </table:table-cell>
          <table:table-cell table:number-columns-repeated="2"/>
          <table:table-cell office:value-type="float" office:value="1570761624" calcext:value-type="float">
            <text:p>1570761624</text:p>
          </table:table-cell>
          <table:table-cell table:formula="of:=AVERAGE([.J38:.J40])" office:value-type="float" office:value="1570761624" calcext:value-type="float">
            <text:p>1570761624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.141523" calcext:value-type="float">
            <text:p>3,141523</text:p>
          </table:table-cell>
          <table:table-cell office:value-type="float" office:value="7.543014" calcext:value-type="float">
            <text:p>7,543014</text:p>
          </table:table-cell>
          <table:table-cell table:number-columns-repeated="5"/>
          <table:table-cell office:value-type="float" office:value="1570761624" calcext:value-type="float">
            <text:p>1570761624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.141523" calcext:value-type="float">
            <text:p>3,141523</text:p>
          </table:table-cell>
          <table:table-cell office:value-type="float" office:value="7.51768" calcext:value-type="float">
            <text:p>7,51768</text:p>
          </table:table-cell>
          <table:table-cell table:number-columns-repeated="5"/>
          <table:table-cell office:value-type="float" office:value="1570761624" calcext:value-type="float">
            <text:p>1570761624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3.141563" calcext:value-type="float">
            <text:p>3,141563</text:p>
          </table:table-cell>
          <table:table-cell office:value-type="float" office:value="14.8814" calcext:value-type="float">
            <text:p>14,8814</text:p>
          </table:table-cell>
          <table:table-cell table:formula="of:=AVERAGE([.D41:.D43])" office:value-type="float" office:value="15.3576746666667" calcext:value-type="float">
            <text:p>15,3576746666667</text:p>
          </table:table-cell>
          <table:table-cell/>
          <table:table-cell table:formula="of:=AVERAGE([.C41:.C43])" office:value-type="float" office:value="3.141563" calcext:value-type="float">
            <text:p>3,141563</text:p>
          </table:table-cell>
          <table:table-cell table:number-columns-repeated="2"/>
          <table:table-cell office:value-type="float" office:value="3141562548" calcext:value-type="float">
            <text:p>3141562548</text:p>
          </table:table-cell>
          <table:table-cell table:formula="of:=AVERAGE([.J41:.J43])" office:value-type="float" office:value="3141562548" calcext:value-type="float">
            <text:p>3141562548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3.141563" calcext:value-type="float">
            <text:p>3,141563</text:p>
          </table:table-cell>
          <table:table-cell office:value-type="float" office:value="15.128046" calcext:value-type="float">
            <text:p>15,128046</text:p>
          </table:table-cell>
          <table:table-cell table:number-columns-repeated="5"/>
          <table:table-cell office:value-type="float" office:value="3141562548" calcext:value-type="float">
            <text:p>3141562548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3.141563" calcext:value-type="float">
            <text:p>3,141563</text:p>
          </table:table-cell>
          <table:table-cell office:value-type="float" office:value="16.063578" calcext:value-type="float">
            <text:p>16,063578</text:p>
          </table:table-cell>
          <table:table-cell table:number-columns-repeated="5"/>
          <table:table-cell office:value-type="float" office:value="3141562548" calcext:value-type="float">
            <text:p>3141562548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3.141549" calcext:value-type="float">
            <text:p>3,141549</text:p>
          </table:table-cell>
          <table:table-cell office:value-type="float" office:value="30.213231" calcext:value-type="float">
            <text:p>30,213231</text:p>
          </table:table-cell>
          <table:table-cell table:formula="of:=AVERAGE([.D44:.D46])" office:value-type="float" office:value="30.6068436666667" calcext:value-type="float">
            <text:p>30,6068436666667</text:p>
          </table:table-cell>
          <table:table-cell/>
          <table:table-cell table:formula="of:=AVERAGE([.C44:.C46])" office:value-type="float" office:value="3.141549" calcext:value-type="float">
            <text:p>3,141549</text:p>
          </table:table-cell>
          <table:table-cell table:number-columns-repeated="2"/>
          <table:table-cell office:value-type="float" office:value="6283098676" calcext:value-type="float">
            <text:p>6283098676</text:p>
          </table:table-cell>
          <table:table-cell table:formula="of:=AVERAGE([.J44:.J46])" office:value-type="float" office:value="6283098676" calcext:value-type="float">
            <text:p>6283098676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3.141549" calcext:value-type="float">
            <text:p>3,141549</text:p>
          </table:table-cell>
          <table:table-cell office:value-type="float" office:value="30.953236" calcext:value-type="float">
            <text:p>30,953236</text:p>
          </table:table-cell>
          <table:table-cell table:number-columns-repeated="5"/>
          <table:table-cell office:value-type="float" office:value="6283098676" calcext:value-type="float">
            <text:p>628309867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3.141549" calcext:value-type="float">
            <text:p>3,141549</text:p>
          </table:table-cell>
          <table:table-cell office:value-type="float" office:value="30.654064" calcext:value-type="float">
            <text:p>30,654064</text:p>
          </table:table-cell>
          <table:table-cell table:number-columns-repeated="5"/>
          <table:table-cell office:value-type="float" office:value="6283098676" calcext:value-type="float">
            <text:p>628309867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.141539" calcext:value-type="float">
            <text:p>3,141539</text:p>
          </table:table-cell>
          <table:table-cell office:value-type="float" office:value="1.498613" calcext:value-type="float">
            <text:p>1,498613</text:p>
          </table:table-cell>
          <table:table-cell table:formula="of:=AVERAGE([.D47:.D49])" office:value-type="float" office:value="1.48714266666667" calcext:value-type="float">
            <text:p>1,48714266666667</text:p>
          </table:table-cell>
          <table:table-cell/>
          <table:table-cell table:formula="of:=AVERAGE([.C47:.C49])" office:value-type="float" office:value="3.141539" calcext:value-type="float">
            <text:p>3,141539</text:p>
          </table:table-cell>
          <table:table-cell table:number-columns-repeated="2"/>
          <table:table-cell office:value-type="float" office:value="392692416" calcext:value-type="float">
            <text:p>392692416</text:p>
          </table:table-cell>
          <table:table-cell table:formula="of:=AVERAGE([.J47:.J49])" office:value-type="float" office:value="392692416" calcext:value-type="float">
            <text:p>392692416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.141539" calcext:value-type="float">
            <text:p>3,141539</text:p>
          </table:table-cell>
          <table:table-cell office:value-type="float" office:value="1.453133" calcext:value-type="float">
            <text:p>1,453133</text:p>
          </table:table-cell>
          <table:table-cell table:number-columns-repeated="5"/>
          <table:table-cell office:value-type="float" office:value="392692416" calcext:value-type="float">
            <text:p>39269241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.141539" calcext:value-type="float">
            <text:p>3,141539</text:p>
          </table:table-cell>
          <table:table-cell office:value-type="float" office:value="1.509682" calcext:value-type="float">
            <text:p>1,509682</text:p>
          </table:table-cell>
          <table:table-cell table:number-columns-repeated="5"/>
          <table:table-cell office:value-type="float" office:value="392692416" calcext:value-type="float">
            <text:p>39269241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.141587" calcext:value-type="float">
            <text:p>3,141587</text:p>
          </table:table-cell>
          <table:table-cell office:value-type="float" office:value="2.829303" calcext:value-type="float">
            <text:p>2,829303</text:p>
          </table:table-cell>
          <table:table-cell table:formula="of:=AVERAGE([.D50:.D52])" office:value-type="float" office:value="2.855957" calcext:value-type="float">
            <text:p>2,855957</text:p>
          </table:table-cell>
          <table:table-cell/>
          <table:table-cell table:formula="of:=AVERAGE([.C50:.C52])" office:value-type="float" office:value="3.141587" calcext:value-type="float">
            <text:p>3,141587</text:p>
          </table:table-cell>
          <table:table-cell table:number-columns-repeated="2"/>
          <table:table-cell office:value-type="float" office:value="785396632" calcext:value-type="float">
            <text:p>785396632</text:p>
          </table:table-cell>
          <table:table-cell table:formula="of:=AVERAGE([.J50:.J52])" office:value-type="float" office:value="785396632" calcext:value-type="float">
            <text:p>785396632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.141587" calcext:value-type="float">
            <text:p>3,141587</text:p>
          </table:table-cell>
          <table:table-cell office:value-type="float" office:value="2.843782" calcext:value-type="float">
            <text:p>2,843782</text:p>
          </table:table-cell>
          <table:table-cell table:number-columns-repeated="5"/>
          <table:table-cell office:value-type="float" office:value="785396632" calcext:value-type="float">
            <text:p>785396632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.141587" calcext:value-type="float">
            <text:p>3,141587</text:p>
          </table:table-cell>
          <table:table-cell office:value-type="float" office:value="2.894786" calcext:value-type="float">
            <text:p>2,894786</text:p>
          </table:table-cell>
          <table:table-cell table:number-columns-repeated="5"/>
          <table:table-cell office:value-type="float" office:value="785396632" calcext:value-type="float">
            <text:p>785396632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.141491" calcext:value-type="float">
            <text:p>3,141491</text:p>
          </table:table-cell>
          <table:table-cell office:value-type="float" office:value="5.561287" calcext:value-type="float">
            <text:p>5,561287</text:p>
          </table:table-cell>
          <table:table-cell table:formula="of:=AVERAGE([.D53:.D55])" office:value-type="float" office:value="5.59059233333333" calcext:value-type="float">
            <text:p>5,59059233333333</text:p>
          </table:table-cell>
          <table:table-cell/>
          <table:table-cell table:formula="of:=AVERAGE([.C53:.C55])" office:value-type="float" office:value="3.141491" calcext:value-type="float">
            <text:p>3,141491</text:p>
          </table:table-cell>
          <table:table-cell table:number-columns-repeated="2"/>
          <table:table-cell office:value-type="float" office:value="1570745376" calcext:value-type="float">
            <text:p>1570745376</text:p>
          </table:table-cell>
          <table:table-cell table:formula="of:=AVERAGE([.J53:.J55])" office:value-type="float" office:value="1570745376" calcext:value-type="float">
            <text:p>1570745376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.141491" calcext:value-type="float">
            <text:p>3,141491</text:p>
          </table:table-cell>
          <table:table-cell office:value-type="float" office:value="5.515697" calcext:value-type="float">
            <text:p>5,515697</text:p>
          </table:table-cell>
          <table:table-cell table:number-columns-repeated="5"/>
          <table:table-cell office:value-type="float" office:value="1570745376" calcext:value-type="float">
            <text:p>157074537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.141491" calcext:value-type="float">
            <text:p>3,141491</text:p>
          </table:table-cell>
          <table:table-cell office:value-type="float" office:value="5.694793" calcext:value-type="float">
            <text:p>5,694793</text:p>
          </table:table-cell>
          <table:table-cell table:number-columns-repeated="5"/>
          <table:table-cell office:value-type="float" office:value="1570745376" calcext:value-type="float">
            <text:p>157074537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3.141523" calcext:value-type="float">
            <text:p>3,141523</text:p>
          </table:table-cell>
          <table:table-cell office:value-type="float" office:value="11.119979" calcext:value-type="float">
            <text:p>11,119979</text:p>
          </table:table-cell>
          <table:table-cell table:formula="of:=AVERAGE([.D56:.D58])" office:value-type="float" office:value="11.0738136666667" calcext:value-type="float">
            <text:p>11,0738136666667</text:p>
          </table:table-cell>
          <table:table-cell/>
          <table:table-cell table:formula="of:=AVERAGE([.C56:.C58])" office:value-type="float" office:value="3.141523" calcext:value-type="float">
            <text:p>3,141523</text:p>
          </table:table-cell>
          <table:table-cell table:number-columns-repeated="2"/>
          <table:table-cell office:value-type="float" office:value="3141523248" calcext:value-type="float">
            <text:p>3141523248</text:p>
          </table:table-cell>
          <table:table-cell table:formula="of:=AVERAGE([.J56:.J58])" office:value-type="float" office:value="3141523248" calcext:value-type="float">
            <text:p>3141523248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3.141523" calcext:value-type="float">
            <text:p>3,141523</text:p>
          </table:table-cell>
          <table:table-cell office:value-type="float" office:value="11.132728" calcext:value-type="float">
            <text:p>11,132728</text:p>
          </table:table-cell>
          <table:table-cell table:number-columns-repeated="5"/>
          <table:table-cell office:value-type="float" office:value="3141523248" calcext:value-type="float">
            <text:p>3141523248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3.141523" calcext:value-type="float">
            <text:p>3,141523</text:p>
          </table:table-cell>
          <table:table-cell office:value-type="float" office:value="10.968734" calcext:value-type="float">
            <text:p>10,968734</text:p>
          </table:table-cell>
          <table:table-cell table:number-columns-repeated="5"/>
          <table:table-cell office:value-type="float" office:value="3141523248" calcext:value-type="float">
            <text:p>3141523248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3.141563" calcext:value-type="float">
            <text:p>3,141563</text:p>
          </table:table-cell>
          <table:table-cell office:value-type="float" office:value="21.940969" calcext:value-type="float">
            <text:p>21,940969</text:p>
          </table:table-cell>
          <table:table-cell table:formula="of:=AVERAGE([.D59:.D61])" office:value-type="float" office:value="21.953947" calcext:value-type="float">
            <text:p>21,953947</text:p>
          </table:table-cell>
          <table:table-cell/>
          <table:table-cell table:formula="of:=AVERAGE([.C59:.C61])" office:value-type="float" office:value="3.141563" calcext:value-type="float">
            <text:p>3,141563</text:p>
          </table:table-cell>
          <table:table-cell table:number-columns-repeated="2"/>
          <table:table-cell office:value-type="float" office:value="6283125096" calcext:value-type="float">
            <text:p>6283125096</text:p>
          </table:table-cell>
          <table:table-cell table:formula="of:=AVERAGE([.J59:.J61])" office:value-type="float" office:value="6283125096" calcext:value-type="float">
            <text:p>6283125096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3.141563" calcext:value-type="float">
            <text:p>3,141563</text:p>
          </table:table-cell>
          <table:table-cell office:value-type="float" office:value="21.963094" calcext:value-type="float">
            <text:p>21,963094</text:p>
          </table:table-cell>
          <table:table-cell table:number-columns-repeated="5"/>
          <table:table-cell office:value-type="float" office:value="6283125096" calcext:value-type="float">
            <text:p>628312509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3.141563" calcext:value-type="float">
            <text:p>3,141563</text:p>
          </table:table-cell>
          <table:table-cell office:value-type="float" office:value="21.957778" calcext:value-type="float">
            <text:p>21,957778</text:p>
          </table:table-cell>
          <table:table-cell table:number-columns-repeated="5"/>
          <table:table-cell office:value-type="float" office:value="6283125096" calcext:value-type="float">
            <text:p>6283125096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.141287" calcext:value-type="float">
            <text:p>3,141287</text:p>
          </table:table-cell>
          <table:table-cell office:value-type="float" office:value="1.231617" calcext:value-type="float">
            <text:p>1,231617</text:p>
          </table:table-cell>
          <table:table-cell table:formula="of:=AVERAGE([.D62:.D64])" office:value-type="float" office:value="1.211637" calcext:value-type="float">
            <text:p>1,211637</text:p>
          </table:table-cell>
          <table:table-cell/>
          <table:table-cell table:formula="of:=AVERAGE([.C62:.C64])" office:value-type="float" office:value="3.141287" calcext:value-type="float">
            <text:p>3,141287</text:p>
          </table:table-cell>
          <table:table-cell table:number-columns-repeated="2"/>
          <table:table-cell office:value-type="float" office:value="392660912" calcext:value-type="float">
            <text:p>392660912</text:p>
          </table:table-cell>
          <table:table-cell table:formula="of:=AVERAGE([.J62:.J64])" office:value-type="float" office:value="392660912" calcext:value-type="float">
            <text:p>392660912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.141287" calcext:value-type="float">
            <text:p>3,141287</text:p>
          </table:table-cell>
          <table:table-cell office:value-type="float" office:value="1.208266" calcext:value-type="float">
            <text:p>1,208266</text:p>
          </table:table-cell>
          <table:table-cell table:number-columns-repeated="5"/>
          <table:table-cell office:value-type="float" office:value="392660912" calcext:value-type="float">
            <text:p>39266091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3.141287" calcext:value-type="float">
            <text:p>3,141287</text:p>
          </table:table-cell>
          <table:table-cell office:value-type="float" office:value="1.195028" calcext:value-type="float">
            <text:p>1,195028</text:p>
          </table:table-cell>
          <table:table-cell table:number-columns-repeated="5"/>
          <table:table-cell office:value-type="float" office:value="392660912" calcext:value-type="float">
            <text:p>39266091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.141539" calcext:value-type="float">
            <text:p>3,141539</text:p>
          </table:table-cell>
          <table:table-cell office:value-type="float" office:value="2.422438" calcext:value-type="float">
            <text:p>2,422438</text:p>
          </table:table-cell>
          <table:table-cell table:formula="of:=AVERAGE([.D65:.D67])" office:value-type="float" office:value="2.397197" calcext:value-type="float">
            <text:p>2,397197</text:p>
          </table:table-cell>
          <table:table-cell/>
          <table:table-cell table:formula="of:=AVERAGE([.C65:.C67])" office:value-type="float" office:value="3.141539" calcext:value-type="float">
            <text:p>3,141539</text:p>
          </table:table-cell>
          <table:table-cell table:number-columns-repeated="2"/>
          <table:table-cell office:value-type="float" office:value="785384832" calcext:value-type="float">
            <text:p>785384832</text:p>
          </table:table-cell>
          <table:table-cell table:formula="of:=AVERAGE([.J65:.J67])" office:value-type="float" office:value="785384832" calcext:value-type="float">
            <text:p>785384832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.141539" calcext:value-type="float">
            <text:p>3,141539</text:p>
          </table:table-cell>
          <table:table-cell office:value-type="float" office:value="2.400985" calcext:value-type="float">
            <text:p>2,400985</text:p>
          </table:table-cell>
          <table:table-cell table:number-columns-repeated="5"/>
          <table:table-cell office:value-type="float" office:value="785384832" calcext:value-type="float">
            <text:p>78538483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.141539" calcext:value-type="float">
            <text:p>3,141539</text:p>
          </table:table-cell>
          <table:table-cell office:value-type="float" office:value="2.368168" calcext:value-type="float">
            <text:p>2,368168</text:p>
          </table:table-cell>
          <table:table-cell table:number-columns-repeated="5"/>
          <table:table-cell office:value-type="float" office:value="785384832" calcext:value-type="float">
            <text:p>78538483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.141587" calcext:value-type="float">
            <text:p>3,141587</text:p>
          </table:table-cell>
          <table:table-cell office:value-type="float" office:value="4.68548" calcext:value-type="float">
            <text:p>4,68548</text:p>
          </table:table-cell>
          <table:table-cell table:formula="of:=AVERAGE([.D68:.D70])" office:value-type="float" office:value="4.689679" calcext:value-type="float">
            <text:p>4,689679</text:p>
          </table:table-cell>
          <table:table-cell/>
          <table:table-cell table:formula="of:=AVERAGE([.C68:.C70])" office:value-type="float" office:value="3.141587" calcext:value-type="float">
            <text:p>3,141587</text:p>
          </table:table-cell>
          <table:table-cell table:number-columns-repeated="2"/>
          <table:table-cell office:value-type="float" office:value="1570793264" calcext:value-type="float">
            <text:p>1570793264</text:p>
          </table:table-cell>
          <table:table-cell table:formula="of:=AVERAGE([.J68:.J70])" office:value-type="float" office:value="1570793264" calcext:value-type="float">
            <text:p>1570793264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.141587" calcext:value-type="float">
            <text:p>3,141587</text:p>
          </table:table-cell>
          <table:table-cell office:value-type="float" office:value="4.700005" calcext:value-type="float">
            <text:p>4,700005</text:p>
          </table:table-cell>
          <table:table-cell table:number-columns-repeated="5"/>
          <table:table-cell office:value-type="float" office:value="1570793264" calcext:value-type="float">
            <text:p>1570793264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.141587" calcext:value-type="float">
            <text:p>3,141587</text:p>
          </table:table-cell>
          <table:table-cell office:value-type="float" office:value="4.683552" calcext:value-type="float">
            <text:p>4,683552</text:p>
          </table:table-cell>
          <table:table-cell table:number-columns-repeated="5"/>
          <table:table-cell office:value-type="float" office:value="1570793264" calcext:value-type="float">
            <text:p>1570793264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3.141491" calcext:value-type="float">
            <text:p>3,141491</text:p>
          </table:table-cell>
          <table:table-cell office:value-type="float" office:value="9.292499" calcext:value-type="float">
            <text:p>9,292499</text:p>
          </table:table-cell>
          <table:table-cell table:formula="of:=AVERAGE([.D71:.D73])" office:value-type="float" office:value="9.310862" calcext:value-type="float">
            <text:p>9,310862</text:p>
          </table:table-cell>
          <table:table-cell/>
          <table:table-cell table:formula="of:=AVERAGE([.C71:.C73])" office:value-type="float" office:value="3.141491" calcext:value-type="float">
            <text:p>3,141491</text:p>
          </table:table-cell>
          <table:table-cell table:number-columns-repeated="2"/>
          <table:table-cell office:value-type="float" office:value="3141490752" calcext:value-type="float">
            <text:p>3141490752</text:p>
          </table:table-cell>
          <table:table-cell table:formula="of:=AVERAGE([.J71:.J73])" office:value-type="float" office:value="3141490752" calcext:value-type="float">
            <text:p>3141490752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3.141491" calcext:value-type="float">
            <text:p>3,141491</text:p>
          </table:table-cell>
          <table:table-cell office:value-type="float" office:value="9.291177" calcext:value-type="float">
            <text:p>9,291177</text:p>
          </table:table-cell>
          <table:table-cell table:number-columns-repeated="5"/>
          <table:table-cell office:value-type="float" office:value="3141490752" calcext:value-type="float">
            <text:p>314149075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3.141491" calcext:value-type="float">
            <text:p>3,141491</text:p>
          </table:table-cell>
          <table:table-cell office:value-type="float" office:value="9.34891" calcext:value-type="float">
            <text:p>9,34891</text:p>
          </table:table-cell>
          <table:table-cell table:number-columns-repeated="5"/>
          <table:table-cell office:value-type="float" office:value="3141490752" calcext:value-type="float">
            <text:p>314149075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3.141523" calcext:value-type="float">
            <text:p>3,141523</text:p>
          </table:table-cell>
          <table:table-cell office:value-type="float" office:value="18.420928" calcext:value-type="float">
            <text:p>18,420928</text:p>
          </table:table-cell>
          <table:table-cell table:formula="of:=AVERAGE([.D74:.D76])" office:value-type="float" office:value="18.424397" calcext:value-type="float">
            <text:p>18,424397</text:p>
          </table:table-cell>
          <table:table-cell/>
          <table:table-cell table:formula="of:=AVERAGE([.C74:.C76])" office:value-type="float" office:value="3.141523" calcext:value-type="float">
            <text:p>3,141523</text:p>
          </table:table-cell>
          <table:table-cell table:number-columns-repeated="2"/>
          <table:table-cell office:value-type="float" office:value="6283046496" calcext:value-type="float">
            <text:p>6283046496</text:p>
          </table:table-cell>
          <table:table-cell table:formula="of:=AVERAGE([.J74:.J76])" office:value-type="float" office:value="6283046496" calcext:value-type="float">
            <text:p>6283046496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3.141523" calcext:value-type="float">
            <text:p>3,141523</text:p>
          </table:table-cell>
          <table:table-cell office:value-type="float" office:value="18.409378" calcext:value-type="float">
            <text:p>18,409378</text:p>
          </table:table-cell>
          <table:table-cell table:number-columns-repeated="5"/>
          <table:table-cell office:value-type="float" office:value="6283046496" calcext:value-type="float">
            <text:p>6283046496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3.141523" calcext:value-type="float">
            <text:p>3,141523</text:p>
          </table:table-cell>
          <table:table-cell office:value-type="float" office:value="18.442885" calcext:value-type="float">
            <text:p>18,442885</text:p>
          </table:table-cell>
          <table:table-cell table:number-columns-repeated="5"/>
          <table:table-cell office:value-type="float" office:value="6283046496" calcext:value-type="float">
            <text:p>62830464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3">
      <number:number number:decimal-places="9" number:min-decimal-places="9" number:min-integer-digits="1"/>
    </number:number-style>
    <number:number-style style:name="N152">
      <number:number number:decimal-places="8" number:min-decimal-places="8" number:min-integer-digits="1"/>
    </number:number-style>
    <number:number-style style:name="N107">
      <number:number number:decimal-places="1" number:min-decimal-places="1" number:min-integer-digits="1"/>
    </number:number-style>
    <number:number-style style:name="N13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09P0" style:volatile="true"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time-style style:name="N138">
      <number:minutes number:style="long"/>
      <number:text>:</number:text>
      <number:seconds number:style="long"/>
    </number:time-style>
    <number:number-style style:name="N111P0" style:volatile="true">
      <number:number number:decimal-places="2" number:min-decimal-places="2" number:min-integer-digits="1" number:grouping="true"/>
      <number:text> </number:text>
    </number:number-style>
    <number:number-style style:name="N11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6P2" style:volatile="true">
      <number:text> R$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9">
      <number:day/>
      <number:text>/</number:text>
      <number:month/>
      <number:text>/</number:text>
      <number:year number:style="long"/>
    </number:date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21">
      <number:number number:decimal-places="4" number:min-decimal-places="4" number:min-integer-digits="1"/>
    </number:number-style>
    <number:number-style style:name="N150">
      <number:number number:decimal-places="6" number:min-decimal-places="6" number:min-integer-digits="1"/>
    </number:number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number number:decimal-places="7" number:min-decimal-places="7" number:min-integer-digits="1"/>
    </number:number-style>
    <number:number-style style:name="N12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date-style style:name="N125">
      <number:day/>
      <number:text>/</number:text>
      <number:month number:textual="true"/>
      <number:text>/</number:text>
      <number:year/>
    </number:dat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7">
      <number:month number:textual="true"/>
      <number:text>/</number:text>
      <number:year/>
    </number:date-style>
    <number:date-style style:name="N128">
      <number:day/>
      <number:text>/</number:text>
      <number:month number:textual="true"/>
    </number:date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number number:decimal-places="3" number:min-decimal-places="3" number:min-integer-digits="1"/>
    </number:number-style>
    <number:time-style style:name="N137">
      <number:hours/>
      <number:text>:</number:text>
      <number:minutes number:style="long"/>
      <number:text> </number:text>
      <number:am-pm/>
    </number:time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">
      <number:number number:decimal-places="5" number:min-decimal-places="5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Statistic" style:display-name="PageStyle_Statisti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6T23:09:51.499529852</dc:date>
    <meta:editing-duration>PT6H54M8S</meta:editing-duration>
    <meta:editing-cycles>21</meta:editing-cycles>
    <meta:generator>LibreOffice/7.3.7.2$Linux_X86_64 LibreOffice_project/30$Build-2</meta:generator>
    <meta:document-statistic meta:table-count="2" meta:cell-count="642" meta:object-count="0"/>
  </office:meta>
</office:document-meta>
</file>